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aa61a"/>
    </style:style>
    <style:style style:name="ce21" style:family="table-cell" style:parent-style-name="Default" style:data-style-name="N37"/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column table:style-name="co1" table:number-columns-repeated="1022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22:09:05.8132837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7T22:10:08.509379819</dc:date>
    <meta:creation-date>2014-12-14T08:12:00Z</meta:creation-date>
    <meta:editing-cycles>599</meta:editing-cycles>
    <meta:editing-duration>PT23H50M31S</meta:editing-duration>
    <meta:generator>LibreOffice/7.0.2.2$Linux_X86_64 LibreOffice_project/00$Build-2</meta:generator>
    <meta:document-statistic meta:table-count="10" meta:cell-count="1794" meta:object-count="0"/>
  </office:meta>
</office:document-meta>
</file>